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66cc" officeooo:rsid="00053051" officeooo:paragraph-rsid="0005b09e"/>
    </style:style>
    <style:style style:name="P2" style:family="paragraph" style:parent-style-name="Text_20_body">
      <style:paragraph-properties fo:margin-top="0.0201in" fo:margin-bottom="0in" loext:contextual-spacing="false"/>
      <style:text-properties officeooo:paragraph-rsid="0003372a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033e2e"/>
    </style:style>
    <style:style style:name="P4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033e2e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053051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05b09e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  <style:text-properties fo:color="#0066cc" fo:font-size="16pt" officeooo:paragraph-rsid="0005b09e" style:font-size-asian="16pt" style:font-size-complex="16pt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fo:color="#0066cc" fo:font-size="16pt" officeooo:rsid="0005b09e" officeooo:paragraph-rsid="0005b09e" style:font-size-asian="16pt" style:font-size-complex="16pt"/>
    </style:style>
    <style:style style:name="P9" style:family="paragraph" style:parent-style-name="Heading_20_2">
      <style:paragraph-properties fo:margin-top="0.0201in" fo:margin-bottom="0in" loext:contextual-spacing="false"/>
      <style:text-properties officeooo:paragraph-rsid="0003372a"/>
    </style:style>
    <style:style style:name="P10" style:family="paragraph" style:parent-style-name="Heading_20_2">
      <style:paragraph-properties fo:margin-top="0.0201in" fo:margin-bottom="0in" loext:contextual-spacing="false"/>
      <style:text-properties officeooo:rsid="0003372a" officeooo:paragraph-rsid="00033e2e"/>
    </style:style>
    <style:style style:name="P11" style:family="paragraph" style:parent-style-name="Heading_20_2">
      <style:paragraph-properties fo:margin-top="0.0201in" fo:margin-bottom="0in" loext:contextual-spacing="false"/>
      <style:text-properties officeooo:rsid="0003372a" officeooo:paragraph-rsid="000a6cec"/>
    </style:style>
    <style:style style:name="P12" style:family="paragraph" style:parent-style-name="Heading_20_2">
      <style:paragraph-properties fo:margin-top="0.0201in" fo:margin-bottom="0in" loext:contextual-spacing="false"/>
      <style:text-properties officeooo:paragraph-rsid="000a6cec"/>
    </style:style>
    <style:style style:name="P13" style:family="paragraph" style:parent-style-name="Heading_20_2">
      <style:paragraph-properties fo:margin-top="0in" fo:margin-bottom="0in" loext:contextual-spacing="false" fo:text-align="justify" style:justify-single-word="false"/>
      <style:text-properties fo:color="#666666" fo:font-weight="normal" officeooo:paragraph-rsid="00033e2e" style:font-weight-asian="normal" style:font-weight-complex="normal"/>
    </style:style>
    <style:style style:name="P14" style:family="paragraph" style:parent-style-name="Heading_20_2">
      <style:paragraph-properties fo:margin-top="0in" fo:margin-bottom="0in" loext:contextual-spacing="false"/>
      <style:text-properties officeooo:paragraph-rsid="0003372a"/>
    </style:style>
    <style:style style:name="P15" style:family="paragraph" style:parent-style-name="Heading_20_2">
      <style:paragraph-properties fo:margin-top="0in" fo:margin-bottom="0in" loext:contextual-spacing="false"/>
      <style:text-properties officeooo:paragraph-rsid="00053051"/>
    </style:style>
    <style:style style:name="P16" style:family="paragraph" style:parent-style-name="Heading_20_2">
      <style:paragraph-properties fo:margin-top="0in" fo:margin-bottom="0in" loext:contextual-spacing="false" fo:text-align="justify" style:justify-single-word="false"/>
      <style:text-properties fo:color="#0066cc" officeooo:rsid="00053051" officeooo:paragraph-rsid="00053051"/>
    </style:style>
    <style:style style:name="P17" style:family="paragraph" style:parent-style-name="Heading_20_2">
      <style:paragraph-properties fo:margin-top="0in" fo:margin-bottom="0in" loext:contextual-spacing="false" fo:text-align="justify" style:justify-single-word="false"/>
      <style:text-properties fo:color="#0066cc" officeooo:rsid="00053051" officeooo:paragraph-rsid="0005b09e"/>
    </style:style>
    <style:style style:name="P18" style:family="paragraph" style:parent-style-name="Heading_20_2">
      <style:paragraph-properties fo:margin-top="0in" fo:margin-bottom="0in" loext:contextual-spacing="false" fo:text-align="justify" style:justify-single-word="false"/>
      <style:text-properties officeooo:paragraph-rsid="00053051"/>
    </style:style>
    <style:style style:name="P19" style:family="paragraph" style:parent-style-name="Heading_20_2">
      <style:paragraph-properties fo:margin-top="0in" fo:margin-bottom="0in" loext:contextual-spacing="false"/>
      <style:text-properties officeooo:paragraph-rsid="000a6cec"/>
    </style:style>
    <style:style style:name="P20" style:family="paragraph" style:parent-style-name="Heading_20_2">
      <style:paragraph-properties fo:margin-top="0in" fo:margin-bottom="0in" loext:contextual-spacing="false"/>
      <style:text-properties officeooo:paragraph-rsid="000c3cc6"/>
    </style:style>
    <style:style style:name="P21" style:family="paragraph" style:parent-style-name="Title">
      <style:text-properties officeooo:rsid="000160f8" officeooo:paragraph-rsid="000160f8" fo:background-color="#ffffff"/>
    </style:style>
    <style:style style:name="P22" style:family="paragraph" style:parent-style-name="Subtitle">
      <style:paragraph-properties fo:text-align="justify" style:justify-single-word="false"/>
      <style:text-properties officeooo:paragraph-rsid="000160f8"/>
    </style:style>
    <style:style style:name="P23" style:family="paragraph" style:parent-style-name="Subtitle">
      <style:paragraph-properties fo:text-align="justify" style:justify-single-word="false"/>
      <style:text-properties fo:color="#0066cc" officeooo:paragraph-rsid="000160f8"/>
    </style:style>
    <style:style style:name="P24" style:family="paragraph" style:parent-style-name="Subtitle">
      <style:paragraph-properties fo:margin-top="0in" fo:margin-bottom="0in" loext:contextual-spacing="false" fo:text-align="justify" style:justify-single-word="false"/>
      <style:text-properties fo:color="#0066cc" officeooo:paragraph-rsid="0005b09e"/>
    </style:style>
    <style:style style:name="P25" style:family="paragraph" style:parent-style-name="Subtitle">
      <style:paragraph-properties fo:margin-top="0in" fo:margin-bottom="0in" loext:contextual-spacing="false" fo:text-align="justify" style:justify-single-word="false"/>
      <style:text-properties fo:color="#0066cc" fo:font-size="16pt" officeooo:paragraph-rsid="0005b09e" style:font-size-asian="16pt" style:font-size-complex="16pt"/>
    </style:style>
    <style:style style:name="P26" style:family="paragraph" style:parent-style-name="Subtitle">
      <style:paragraph-properties fo:margin-top="0in" fo:margin-bottom="0in" loext:contextual-spacing="false" fo:text-align="justify" style:justify-single-word="false"/>
      <style:text-properties fo:color="#0066cc" fo:font-size="16pt" officeooo:paragraph-rsid="000c3cc6" style:font-size-asian="16pt" style:font-size-complex="16pt"/>
    </style:style>
    <style:style style:name="P27" style:family="paragraph" style:parent-style-name="Heading_20_3">
      <style:paragraph-properties fo:margin-top="0.0201in" fo:margin-bottom="0in" loext:contextual-spacing="false"/>
      <style:text-properties officeooo:rsid="0003372a" officeooo:paragraph-rsid="00033e2e"/>
    </style:style>
    <style:style style:name="T1" style:family="text">
      <style:text-properties officeooo:rsid="000160f8"/>
    </style:style>
    <style:style style:name="T2" style:family="text">
      <style:text-properties fo:color="#0066cc"/>
    </style:style>
    <style:style style:name="T3" style:family="text">
      <style:text-properties fo:color="#666666" fo:font-weight="normal" style:font-weight-asian="normal" style:font-weight-complex="normal"/>
    </style:style>
    <style:style style:name="T4" style:family="text">
      <style:text-properties fo:color="#666666" fo:font-weight="normal" officeooo:rsid="000160f8" style:font-weight-asian="normal" style:font-weight-complex="normal"/>
    </style:style>
    <style:style style:name="T5" style:family="text">
      <style:text-properties fo:color="#666666" fo:font-weight="normal" officeooo:rsid="0003372a" style:font-weight-asian="normal" style:font-weight-complex="normal"/>
    </style:style>
    <style:style style:name="T6" style:family="text">
      <style:text-properties fo:color="#666666" fo:font-weight="normal" officeooo:rsid="00033e2e" style:font-weight-asian="normal" style:font-weight-complex="normal"/>
    </style:style>
    <style:style style:name="T7" style:family="text">
      <style:text-properties fo:color="#666666" fo:font-weight="normal" officeooo:rsid="00053051" style:font-weight-asian="normal" style:font-weight-complex="normal"/>
    </style:style>
    <style:style style:name="T8" style:family="text">
      <style:text-properties fo:color="#666666" fo:font-weight="normal" officeooo:rsid="0005b09e" style:font-weight-asian="normal" style:font-weight-complex="normal"/>
    </style:style>
    <style:style style:name="T9" style:family="text">
      <style:text-properties fo:color="#666666" fo:font-weight="normal" officeooo:rsid="0008a0ca" style:font-weight-asian="normal" style:font-weight-complex="normal"/>
    </style:style>
    <style:style style:name="T10" style:family="text">
      <style:text-properties fo:color="#666666" fo:font-weight="normal" officeooo:rsid="000a6cec" style:font-weight-asian="normal" style:font-weight-complex="normal"/>
    </style:style>
    <style:style style:name="T11" style:family="text">
      <style:text-properties fo:color="#666666" fo:font-weight="normal" officeooo:rsid="000c3cc6" style:font-weight-asian="normal" style:font-weight-complex="normal"/>
    </style:style>
    <style:style style:name="T12" style:family="text">
      <style:text-properties fo:color="#666666" fo:font-weight="normal" officeooo:rsid="000d51a4" style:font-weight-asian="normal" style:font-weight-complex="normal"/>
    </style:style>
    <style:style style:name="T13" style:family="text">
      <style:text-properties fo:color="#666666" fo:font-weight="normal" officeooo:rsid="000e2293" style:font-weight-asian="normal" style:font-weight-complex="normal"/>
    </style:style>
    <style:style style:name="T14" style:family="text">
      <style:text-properties fo:color="#666666" fo:font-weight="bold" style:font-weight-asian="bold" style:font-weight-complex="bold"/>
    </style:style>
    <style:style style:name="T15" style:family="text">
      <style:text-properties fo:color="#666666" fo:font-weight="bold" officeooo:rsid="0003372a" style:font-weight-asian="bold" style:font-weight-complex="bold"/>
    </style:style>
    <style:style style:name="T16" style:family="text">
      <style:text-properties fo:color="#666666" fo:font-weight="bold" officeooo:rsid="000160f8" style:font-weight-asian="bold" style:font-weight-complex="bold"/>
    </style:style>
    <style:style style:name="T17" style:family="text">
      <style:text-properties fo:color="#666666" fo:font-weight="bold" officeooo:rsid="00033e2e" style:font-weight-asian="bold" style:font-weight-complex="bold"/>
    </style:style>
    <style:style style:name="T18" style:family="text">
      <style:text-properties fo:color="#666666" fo:font-weight="bold" officeooo:rsid="00053051" style:font-weight-asian="bold" style:font-weight-complex="bold"/>
    </style:style>
    <style:style style:name="T19" style:family="text">
      <style:text-properties fo:color="#666666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666666" fo:font-size="16pt" fo:font-weight="normal" officeooo:rsid="000160f8" style:font-size-asian="16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Design specifications</text:span> </text:p>
      <text:p text:style-name="P22"><text:span text:style-name="T2"/></text:p>
      <text:p text:style-name="P22"><text:span text:style-name="T2">Home </text:span></text:p>
      <text:h text:style-name="P13" text:outline-level="2"><text:span text:style-name="T1">font-family: Arial, Helvetica, sans-serif; </text:span></text:h>
      <text:p text:style-name="P4"><text:span text:style-name="T4"/></text:p>
      <text:h text:style-name="P14" text:outline-level="2"><text:span text:style-name="T15">N</text:span><text:span text:style-name="T14">av</text:span><text:span text:style-name="T3"> </text:span><text:span text:style-name="T4">{ </text:span><text:span text:style-name="T6">c</text:span><text:span text:style-name="T4">olor: <text:s/>#595959;</text:span></text:h>
      <text:h text:style-name="P20" text:outline-level="2"><text:span text:style-name="T4"><text:s text:c="10"/></text:span><text:span text:style-name="T6">font-size: 16px;</text:span></text:h>
      <text:h text:style-name="P20" text:outline-level="2"><text:span text:style-name="T6"><text:s text:c="10"/></text:span><text:span text:style-name="T13">f</text:span><text:span text:style-name="T12">loat: </text:span><text:span text:style-name="T11">right;</text:span></text:h>
      <text:p text:style-name="P3"><text:span text:style-name="T6"/></text:p>
      <text:h text:style-name="P9" text:outline-level="2"><text:span text:style-name="T15">nav</text:span><text:span text:style-name="T16">:</text:span><text:span text:style-name="T15">link </text:span><text:span text:style-name="T5"><text:s/>{ color: #2b5dad; </text:span></text:h>
      <text:p text:style-name="P2"><text:span text:style-name="T5"/></text:p>
      <text:h text:style-name="P27" text:outline-level="3"><text:span text:style-name="T18">PILAR TORRES</text:span><text:span text:style-name="T14"> <text:s/></text:span><text:span text:style-name="T6">{</text:span><text:span text:style-name="T17"> </text:span><text:span text:style-name="T19">color: #fff;</text:span></text:h>
      <text:h text:style-name="P11" text:outline-level="2"><text:span text:style-name="T17"><text:s text:c="27"/></text:span><text:span text:style-name="T3">font-</text:span><text:span text:style-name="T6">size: 100px; <text:s/></text:span></text:h>
      <text:h text:style-name="P12" text:outline-level="2"><text:span text:style-name="T6"><text:s text:c="27"/></text:span><text:span text:style-name="T10">margin: auto;</text:span></text:h>
      <text:h text:style-name="P12" text:outline-level="2"><text:span text:style-name="T5"><text:s text:c="34"/></text:span></text:h>
      <text:h text:style-name="P10" text:outline-level="2"><text:span text:style-name="T14">enter </text:span><text:span text:style-name="T3">{ color: #fff;</text:span></text:h>
      <text:h text:style-name="P19" text:outline-level="2"><text:span text:style-name="T5"><text:s text:c="12"/>font-</text:span><text:span text:style-name="T6">size: 40px; <text:s/></text:span></text:h>
      <text:h text:style-name="P19" text:outline-level="2"><text:span text:style-name="T6"><text:s text:c="12"/></text:span><text:span text:style-name="T10">margin: auto;</text:span></text:h>
      <text:h text:style-name="P15" text:outline-level="2"><text:span text:style-name="T4"/></text:h>
      <text:h text:style-name="P15" text:outline-level="2"><text:span text:style-name="T18">Copyright</text:span><text:span text:style-name="T7"> <text:s/>{ color: <text:s/></text:span><text:span text:style-name="T4">#595959;</text:span></text:h>
      <text:h text:style-name="P20" text:outline-level="2"><text:span text:style-name="T4"><text:s text:c="20"/></text:span><text:span text:style-name="T6">font-size: 1</text:span><text:span text:style-name="T7">4</text:span><text:span text:style-name="T6">px; </text:span></text:h>
      <text:h text:style-name="P20" text:outline-level="2"><text:span text:style-name="T6"><text:s text:c="20"/></text:span><text:span text:style-name="T13">f</text:span><text:span text:style-name="T12">loat: </text:span><text:span text:style-name="T11">left;</text:span></text:h>
      <text:h text:style-name="P20" text:outline-level="2"><text:span text:style-name="T17"><text:s text:c="5"/></text:span><text:span text:style-name="T4"><text:s text:c="14"/></text:span></text:h>
      <text:p text:style-name="P23"><text:span text:style-name="T1">About </text:span></text:p>
      <text:h text:style-name="P16" text:outline-level="2"><text:span text:style-name="T14">PILAR TORRES</text:span><text:span text:style-name="T3"> </text:span><text:span text:style-name="T4">{ </text:span><text:span text:style-name="T6">c</text:span><text:span text:style-name="T4">olor: <text:s/>#595959 </text:span></text:h>
      <text:p text:style-name="P5"><text:span text:style-name="T4"/></text:p>
      <text:h text:style-name="P16" text:outline-level="2"><text:span text:style-name="T14">text</text:span><text:span text:style-name="T3"> </text:span><text:span text:style-name="T4">{ </text:span><text:span text:style-name="T6">c</text:span><text:span text:style-name="T4">olor: <text:s/>#595959 </text:span></text:h>
      <text:h text:style-name="P18" text:outline-level="2"><text:span text:style-name="T7"><text:s text:c="10"/>f</text:span><text:span text:style-name="T6">ont-size: 16px; </text:span></text:h>
      <text:h text:style-name="P18" text:outline-level="2"><text:span text:style-name="T6"><text:s text:c="10"/></text:span><text:span text:style-name="T7">text-align: justify</text:span></text:h>
      <text:p text:style-name="P5"><text:span text:style-name="T6"><text:s text:c="10"/></text:span></text:p>
      <text:p text:style-name="P23"><text:soft-page-break/><text:span text:style-name="T1">Gallery </text:span></text:p>
      <text:h text:style-name="P17" text:outline-level="2"><text:span text:style-name="T14">p</text:span><text:span text:style-name="T3"> <text:s/>{ color: <text:s/></text:span><text:span text:style-name="T4">#595959; </text:span></text:h>
      <text:h text:style-name="P17" text:outline-level="2"><text:span text:style-name="T4"><text:s text:c="7"/></text:span><text:span text:style-name="T3">f</text:span><text:span text:style-name="T6">ont-size: 16px; </text:span></text:h>
      <text:p text:style-name="P6"><text:span text:style-name="T4"><text:s text:c="10"/></text:span></text:p>
      <text:p text:style-name="P5"><text:span text:style-name="T4"><text:s text:c="3"/></text:span></text:p>
      <text:p text:style-name="P24"><text:span text:style-name="T1">Contact </text:span></text:p>
      <text:p text:style-name="P24"/>
      <text:p text:style-name="P24"><text:span text:style-name="T8">input </text:span><text:span text:style-name="T4">{</text:span><text:span text:style-name="T20"> color: <text:s/>#595959; </text:span></text:p>
      <text:p text:style-name="P25"><text:span text:style-name="T4"><text:s text:c="12"/></text:span><text:span text:style-name="T7">f</text:span><text:span text:style-name="T6">ont-size: 16px; <text:s/></text:span></text:p>
      <text:p text:style-name="P25"><text:span text:style-name="T6"/></text:p>
      <text:p text:style-name="P25"><text:span text:style-name="T8">send { background-color: </text:span><text:span text:style-name="T5">#2b5dad; </text:span></text:p>
      <text:p text:style-name="P25"><text:span text:style-name="T5"><text:s text:c="11"/>color: #fff; </text:span></text:p>
      <text:p text:style-name="P26"><text:span text:style-name="T5"><text:s text:c="11"/></text:span><text:span text:style-name="T8">font-size: </text:span><text:span text:style-name="T9">20px; </text:span></text:p>
      <text:p text:style-name="P26"><text:span text:style-name="T9"><text:s text:c="11"/></text:span><text:span text:style-name="T11">margin: auto;</text:span></text:p>
      <text:p text:style-name="P7"><text:span text:style-name="T9"><text:s text:c="12"/></text:span></text:p>
      <text:p text:style-name="P7"><text:span text:style-name="T5"><text:s text:c="9"/></text:span></text:p>
      <text:p text:style-name="P8"><text:span text:style-name="T6"/></text:p>
      <text:p text:style-name="P1"><text:span text:style-name="T4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32:46.492454083</meta:creation-date>
    <dc:date>2018-02-22T15:40:06.211500840</dc:date>
    <meta:editing-duration>PT35M2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82" meta:character-count="900" meta:non-whitespace-character-count="505"/>
  </office:meta>
</office:document-meta>
</file>